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624" officeooo:paragraph-rsid="0017c624"/>
    </style:style>
    <style:style style:name="P2" style:family="paragraph" style:parent-style-name="Standard">
      <style:text-properties officeooo:rsid="001812cd" officeooo:paragraph-rsid="001812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</text:p>
      <text:p text:style-name="P2">&gt;npm install –save bootstrap@3</text:p>
      <text:p text:style-name="P1">Component</text:p>
      <text:p text:style-name="P1">&gt;ng generate component {component-name}</text:p>
      <text:p text:style-name="P1">&gt;ng g c {component-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9:52:21.573490526</meta:creation-date>
    <dc:date>2019-11-29T21:30:08.870132843</dc:date>
    <meta:editing-duration>PT1H37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4" meta:character-count="111" meta:non-whitespace-character-count="102"/>
  </office:meta>
</office:document-meta>
</file>